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3d41" officeooo:paragraph-rsid="001f3d41" style:font-weight-asian="bold" style:font-weight-complex="bold"/>
    </style:style>
    <style:style style:name="P2" style:family="paragraph" style:parent-style-name="Standard">
      <style:text-properties fo:color="#000000" fo:font-size="12pt" fo:font-weight="normal" officeooo:rsid="001f3d41" officeooo:paragraph-rsid="001f3d41" style:font-size-asian="10.5pt" style:font-weight-asian="normal" style:font-size-complex="12pt" style:font-weight-complex="normal"/>
    </style:style>
    <style:style style:name="P3" style:family="paragraph" style:parent-style-name="Standard">
      <style:text-properties officeooo:paragraph-rsid="001f3d41"/>
    </style:style>
    <style:style style:name="P4" style:family="paragraph" style:parent-style-name="Text_20_body">
      <style:text-properties officeooo:paragraph-rsid="002101d5"/>
    </style:style>
    <style:style style:name="P5" style:family="paragraph" style:parent-style-name="Standard">
      <style:text-properties fo:color="#000000" fo:font-size="12pt" fo:font-weight="bold" officeooo:rsid="001f3d41" officeooo:paragraph-rsid="001f3d41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000000" fo:font-size="12pt" fo:font-weight="bold" officeooo:rsid="003c5ceb" officeooo:paragraph-rsid="003c5ceb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000000" fo:font-size="12pt" fo:font-weight="normal" officeooo:rsid="001f3d41" officeooo:paragraph-rsid="001f3d4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000000" fo:font-size="12pt" fo:font-weight="normal" officeooo:rsid="003c5ceb" officeooo:paragraph-rsid="003c5ce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12pt" fo:font-weight="normal" officeooo:rsid="003c5ceb" officeooo:paragraph-rsid="001f3d41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paragraph-rsid="001f3d41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f3d41" officeooo:paragraph-rsid="001f3d41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f3d41" officeooo:paragraph-rsid="0025388f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101d5" officeooo:paragraph-rsid="0025388f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99fbd" officeooo:paragraph-rsid="00299fbd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06339" officeooo:paragraph-rsid="00406339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bold" officeooo:rsid="00235269" officeooo:paragraph-rsid="00235269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235269" officeooo:paragraph-rsid="0025388f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2abee3" officeooo:paragraph-rsid="002abee3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2c8b14" officeooo:paragraph-rsid="002c8b14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2dcec9" officeooo:paragraph-rsid="002dcec9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2dcec9" officeooo:paragraph-rsid="0030a4ec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2e2597" officeooo:paragraph-rsid="002e2597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2ebf67" officeooo:paragraph-rsid="002ebf67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2ebf67" officeooo:paragraph-rsid="0030a4ec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30a4ec" officeooo:paragraph-rsid="0030a4ec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bold" officeooo:rsid="0036e026" officeooo:paragraph-rsid="0036e026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rsid="003a49c2" officeooo:paragraph-rsid="003a49c2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406339" officeooo:paragraph-rsid="00436d0b" style:font-size-asian="12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bold" officeooo:rsid="00412a7b" officeooo:paragraph-rsid="00412a7b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text-properties fo:font-size="12pt" style:text-underline-style="none" fo:font-weight="bold" officeooo:rsid="0021e561" officeooo:paragraph-rsid="0021e561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style:text-underline-style="none" fo:font-weight="bold" officeooo:rsid="0033fb05" officeooo:paragraph-rsid="0033fb05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style:text-underline-style="none" fo:font-weight="bold" officeooo:rsid="00357843" officeooo:paragraph-rsid="00357843" style:font-size-asian="12pt" style:font-weight-asian="bold" style:font-size-complex="12pt" style:font-weight-complex="bold"/>
    </style:style>
    <style:style style:name="P33" style:family="paragraph" style:parent-style-name="Standard" style:list-style-name="L3">
      <style:text-properties fo:font-size="12pt" style:text-underline-style="none" fo:font-weight="bold" officeooo:rsid="00357843" officeooo:paragraph-rsid="003864c9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style:text-underline-style="none" fo:font-weight="bold" officeooo:rsid="00357843" officeooo:paragraph-rsid="003864c9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style:text-underline-style="none" fo:font-weight="bold" officeooo:rsid="0036e026" officeooo:paragraph-rsid="0036e026" style:font-size-asian="12pt" style:font-weight-asian="bold" style:font-size-complex="12pt" style:font-weight-complex="bold"/>
    </style:style>
    <style:style style:name="P36" style:family="paragraph" style:parent-style-name="Standard" style:list-style-name="L3">
      <style:text-properties fo:font-size="12pt" style:text-underline-style="none" fo:font-weight="bold" officeooo:rsid="003e9ff3" officeooo:paragraph-rsid="003e9ff3" style:font-size-asian="12pt" style:font-weight-asian="bold" style:font-size-complex="12pt" style:font-weight-complex="bold"/>
    </style:style>
    <style:style style:name="P37" style:family="paragraph" style:parent-style-name="Standard" style:list-style-name="L3">
      <style:text-properties fo:font-size="12pt" style:text-underline-style="none" fo:font-weight="normal" officeooo:rsid="003864c9" officeooo:paragraph-rsid="003864c9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weight="bold" officeooo:rsid="001f3d41" officeooo:paragraph-rsid="001f3d41" style:font-weight-asian="bold" style:font-weight-complex="bold"/>
    </style:style>
    <style:style style:name="P39" style:family="paragraph" style:parent-style-name="Standard">
      <style:text-properties fo:font-weight="bold" officeooo:rsid="00252d35" officeooo:paragraph-rsid="00252d35" style:font-weight-asian="bold" style:font-weight-complex="bold"/>
    </style:style>
    <style:style style:name="P40" style:family="paragraph" style:parent-style-name="Standard">
      <style:text-properties fo:font-weight="bold" officeooo:rsid="0025388f" officeooo:paragraph-rsid="0025388f" style:font-weight-asian="bold" style:font-weight-complex="bold"/>
    </style:style>
    <style:style style:name="P41" style:family="paragraph" style:parent-style-name="Standard">
      <style:text-properties fo:font-weight="bold" officeooo:rsid="00213dad" officeooo:paragraph-rsid="002101d5" style:font-weight-asian="bold" style:font-weight-complex="bold"/>
    </style:style>
    <style:style style:name="P42" style:family="paragraph" style:parent-style-name="Standard">
      <style:text-properties fo:font-weight="bold" officeooo:rsid="00213dad" officeooo:paragraph-rsid="0025388f" style:font-weight-asian="bold" style:font-weight-complex="bold"/>
    </style:style>
    <style:style style:name="P43" style:family="paragraph" style:parent-style-name="Standard">
      <style:text-properties fo:font-weight="bold" officeooo:rsid="002101d5" officeooo:paragraph-rsid="0025388f" style:font-weight-asian="bold" style:font-weight-complex="bold"/>
    </style:style>
    <style:style style:name="P44" style:family="paragraph" style:parent-style-name="Standard">
      <style:text-properties fo:font-weight="bold" officeooo:rsid="00268b9e" officeooo:paragraph-rsid="00268b9e" style:font-weight-asian="bold" style:font-weight-complex="bold"/>
    </style:style>
    <style:style style:name="P45" style:family="paragraph" style:parent-style-name="Standard">
      <style:text-properties fo:font-weight="bold" officeooo:rsid="00268b9e" officeooo:paragraph-rsid="00295bb1" style:font-weight-asian="bold" style:font-weight-complex="bold"/>
    </style:style>
    <style:style style:name="P46" style:family="paragraph" style:parent-style-name="Standard">
      <style:text-properties fo:font-weight="bold" officeooo:rsid="00295bb1" officeooo:paragraph-rsid="00295bb1" style:font-weight-asian="bold" style:font-weight-complex="bold"/>
    </style:style>
    <style:style style:name="P47" style:family="paragraph" style:parent-style-name="Standard">
      <style:text-properties fo:font-weight="bold" officeooo:rsid="00299fbd" officeooo:paragraph-rsid="00299fbd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f3d41" officeooo:paragraph-rsid="001f3d41" style:font-size-asian="20pt" style:font-weight-asian="bold" style:font-size-complex="20pt" style:font-weight-complex="bold"/>
    </style:style>
    <style:style style:name="P49" style:family="paragraph" style:parent-style-name="Standard">
      <style:text-properties fo:font-size="16pt" style:text-underline-style="solid" style:text-underline-width="auto" style:text-underline-color="font-color" fo:font-weight="bold" officeooo:rsid="0025388f" officeooo:paragraph-rsid="0025388f" style:font-size-asian="14pt" style:font-weight-asian="bold" style:font-size-complex="16pt" style:font-weight-complex="bold"/>
    </style:style>
    <style:style style:name="P50" style:family="paragraph" style:parent-style-name="Standard">
      <style:text-properties fo:font-size="16pt" style:text-underline-style="solid" style:text-underline-width="auto" style:text-underline-color="font-color" fo:font-weight="bold" officeooo:rsid="002c8b14" officeooo:paragraph-rsid="002c8b14" style:font-size-asian="14pt" style:font-weight-asian="bold" style:font-size-complex="16pt" style:font-weight-complex="bold"/>
    </style:style>
    <style:style style:name="P51" style:family="paragraph" style:parent-style-name="Standard">
      <style:text-properties fo:font-size="16pt" style:text-underline-style="solid" style:text-underline-width="auto" style:text-underline-color="font-color" fo:font-weight="bold" officeooo:rsid="0033fb05" officeooo:paragraph-rsid="0033fb05" style:font-size-asian="14pt" style:font-weight-asian="bold" style:font-size-complex="16pt" style:font-weight-complex="bold"/>
    </style:style>
    <style:style style:name="P52" style:family="paragraph" style:parent-style-name="Standard">
      <style:text-properties fo:font-size="16pt" style:text-underline-style="solid" style:text-underline-width="auto" style:text-underline-color="font-color" fo:font-weight="bold" officeooo:rsid="0021e561" officeooo:paragraph-rsid="0021e561" style:font-size-asian="16pt" style:font-weight-asian="bold" style:font-size-complex="16pt" style:font-weight-complex="bold"/>
    </style:style>
    <style:style style:name="P53" style:family="paragraph" style:parent-style-name="Standard">
      <style:text-properties fo:font-size="16pt" fo:font-weight="normal" officeooo:rsid="001f3d41" officeooo:paragraph-rsid="001f3d41" style:font-size-asian="16pt" style:font-weight-asian="normal" style:font-size-complex="16pt" style:font-weight-complex="normal"/>
    </style:style>
    <style:style style:name="P54" style:family="paragraph" style:parent-style-name="Standard">
      <style:text-properties fo:font-size="16pt" style:text-underline-style="none" fo:font-weight="normal" officeooo:rsid="0033fb05" officeooo:paragraph-rsid="0033fb05" style:font-size-asian="14pt" style:font-weight-asian="normal" style:font-size-complex="16pt" style:font-weight-complex="normal"/>
    </style:style>
    <style:style style:name="P55" style:family="paragraph" style:parent-style-name="Standard" style:list-style-name="L3">
      <style:text-properties fo:font-size="11pt" style:text-underline-style="none" fo:font-weight="bold" officeooo:rsid="00397313" officeooo:paragraph-rsid="00397313" style:font-size-asian="11pt" style:font-weight-asian="bold" style:font-size-complex="11pt" style:font-weight-complex="bold"/>
    </style:style>
    <style:style style:name="P56" style:family="paragraph" style:parent-style-name="Standard" style:list-style-name="L3">
      <style:text-properties fo:font-size="11pt" style:text-underline-style="none" fo:font-weight="bold" officeooo:rsid="003864c9" officeooo:paragraph-rsid="003864c9" style:font-size-asian="11pt" style:font-weight-asian="bold" style:font-size-complex="11pt" style:font-weight-complex="bold"/>
    </style:style>
    <style:style style:name="P57" style:family="paragraph" style:parent-style-name="Standard">
      <style:text-properties officeooo:paragraph-rsid="00406339"/>
    </style:style>
    <style:style style:name="P58" style:family="paragraph" style:parent-style-name="Standard">
      <style:text-properties officeooo:paragraph-rsid="00436d0b"/>
    </style:style>
    <style:style style:name="P59" style:family="paragraph" style:parent-style-name="Standard">
      <style:paragraph-properties fo:margin-top="0in" fo:margin-bottom="0.1965in" loext:contextual-spacing="false"/>
      <style:text-properties fo:font-size="12pt" fo:font-weight="normal" officeooo:rsid="00406339" officeooo:paragraph-rsid="00436d0b" style:font-size-asian="12pt" style:font-weight-asian="normal" style:font-size-complex="12pt" style:font-weight-complex="normal"/>
    </style:style>
    <style:style style:name="P60" style:family="paragraph" style:parent-style-name="Preformatted_20_Text">
      <style:text-properties fo:font-size="12pt" fo:font-weight="bold" officeooo:rsid="00412a7b" officeooo:paragraph-rsid="00412a7b" style:font-size-asian="12pt" style:font-weight-asian="bold" style:font-size-complex="12pt" style:font-weight-complex="bold"/>
    </style:style>
    <style:style style:name="P61" style:family="paragraph" style:parent-style-name="Preformatted_20_Text">
      <style:paragraph-properties fo:margin-top="0in" fo:margin-bottom="0.1965in" loext:contextual-spacing="false"/>
    </style:style>
    <style:style style:name="P62" style:family="paragraph" style:parent-style-name="Preformatted_20_Text">
      <style:paragraph-properties fo:margin-top="0in" fo:margin-bottom="0.1965in" loext:contextual-spacing="false"/>
      <style:text-properties officeooo:paragraph-rsid="00436d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2pt" fo:font-weight="bold" officeooo:rsid="001f3d41" style:font-size-asian="10.5pt" style:font-weight-asian="bold" style:font-size-complex="12pt" style:font-weight-complex="bold"/>
    </style:style>
    <style:style style:name="T3" style:family="text">
      <style:text-properties fo:color="#000000" fo:font-size="12pt" fo:font-weight="normal" officeooo:rsid="001f3d41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295bb1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5388f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7e2ab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95bb1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299fbd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30a4ec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406339" style:font-size-asian="12pt" style:font-weight-asian="normal" style:font-size-complex="12pt" style:font-weight-complex="normal"/>
    </style:style>
    <style:style style:name="T13" style:family="text">
      <style:text-properties fo:font-size="12pt" fo:font-weight="bold" officeooo:rsid="003ea445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406339" style:font-size-asian="12pt" style:font-weight-asian="bold" style:font-size-complex="12pt" style:font-weight-complex="bold"/>
    </style:style>
    <style:style style:name="T15" style:family="text">
      <style:text-properties fo:font-size="12pt" fo:font-style="normal" officeooo:rsid="00436d0b" style:font-size-asian="10.5pt" style:font-style-asian="normal" style:font-size-complex="12pt" style:font-style-complex="normal"/>
    </style:style>
    <style:style style:name="T16" style:family="text">
      <style:text-properties fo:font-size="12pt" fo:font-style="normal" fo:font-weight="normal" officeooo:rsid="00406339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bold" officeooo:rsid="00406339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size="12pt" fo:font-style="italic" fo:font-weight="bold" officeooo:rsid="00406339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Liberation Sans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32434" style:font-weight-asian="normal" style:font-weight-complex="normal"/>
    </style:style>
    <style:style style:name="T22" style:family="text">
      <style:text-properties fo:font-weight="normal" officeooo:rsid="0025388f" style:font-weight-asian="normal" style:font-weight-complex="normal"/>
    </style:style>
    <style:style style:name="T23" style:family="text">
      <style:text-properties fo:font-weight="normal" officeooo:rsid="002e2597" style:font-weight-asian="normal" style:font-weight-complex="normal"/>
    </style:style>
    <style:style style:name="T24" style:family="text">
      <style:text-properties fo:font-weight="normal" officeooo:rsid="0030a4ec" style:font-weight-asian="normal" style:font-weight-complex="normal"/>
    </style:style>
    <style:style style:name="T25" style:family="text">
      <style:text-properties fo:font-weight="normal" officeooo:rsid="00357843" style:font-weight-asian="normal" style:font-weight-complex="normal"/>
    </style:style>
    <style:style style:name="T26" style:family="text">
      <style:text-properties fo:font-weight="normal" officeooo:rsid="0036e026" style:font-weight-asian="normal" style:font-weight-complex="normal"/>
    </style:style>
    <style:style style:name="T27" style:family="text">
      <style:text-properties fo:font-weight="normal" officeooo:rsid="003864c9" style:font-weight-asian="normal" style:font-weight-complex="normal"/>
    </style:style>
    <style:style style:name="T28" style:family="text">
      <style:text-properties fo:font-weight="normal" officeooo:rsid="003ca1ee" style:font-weight-asian="normal" style:font-weight-complex="normal"/>
    </style:style>
    <style:style style:name="T29" style:family="text">
      <style:text-properties style:text-position="super 58%" fo:font-weight="normal" style:font-weight-asian="normal" style:font-weight-complex="normal"/>
    </style:style>
    <style:style style:name="T30" style:family="text">
      <style:text-properties style:text-position="0% 100%" fo:font-weight="normal" style:font-weight-asian="normal" style:font-weight-complex="normal"/>
    </style:style>
    <style:style style:name="T31" style:family="text">
      <style:text-properties officeooo:rsid="0025388f"/>
    </style:style>
    <style:style style:name="T32" style:family="text">
      <style:text-properties officeooo:rsid="002abee3"/>
    </style:style>
    <style:style style:name="T33" style:family="text">
      <style:text-properties officeooo:rsid="003a9769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4182aa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42a2f7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36d0b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style:font-name="Liberation Serif"/>
    </style:style>
    <style:style style:name="T42" style:family="text">
      <style:text-properties style:font-name="Liberation Serif" fo:font-size="12pt" officeooo:rsid="00436d0b" style:font-size-asian="10.5pt" style:font-size-complex="12pt"/>
    </style:style>
    <style:style style:name="T43" style:family="text">
      <style:text-properties style:font-name="Liberation Serif" fo:font-size="12pt" fo:font-style="italic" officeooo:rsid="00436d0b" style:font-size-asian="10.5pt" style:font-style-asian="italic" style:font-size-complex="12pt" style:font-style-complex="italic"/>
    </style:style>
    <style:style style:name="T44" style:family="text">
      <style:text-properties style:font-name="Liberation Serif" fo:font-size="12pt" fo:font-style="normal" officeooo:rsid="00436d0b" style:font-size-asian="10.5pt" style:font-style-asian="normal" style:font-size-complex="12pt" style:font-style-complex="normal"/>
    </style:style>
    <style:style style:name="T45" style:family="text">
      <style:text-properties style:font-name="Liberation Serif" fo:font-weight="bold" style:font-weight-asian="bold" style:font-weight-complex="bold"/>
    </style:style>
    <style:style style:name="T46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style:font-name="Liberation Serif" fo:font-style="normal" style:font-style-asian="normal" style:font-style-complex="normal"/>
    </style:style>
    <style:style style:name="T48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officeooo:rsid="00436d0b"/>
    </style:style>
    <style:style style:name="T50" style:family="text">
      <style:text-properties fo:font-size="16pt" fo:font-weight="bold" officeooo:rsid="003ea445" style:font-size-asian="16pt" style:font-weight-asian="bold" style:font-size-complex="16pt" style:font-weight-complex="bold"/>
    </style:style>
    <style:style style:name="T51" style:family="text">
      <style:text-properties fo:font-size="16pt" style:text-underline-style="solid" style:text-underline-width="auto" style:text-underline-color="font-color" fo:font-weight="bold" officeooo:rsid="003ea445" style:font-size-asian="16pt" style:font-weight-asian="bold" style:font-size-complex="16pt" style:font-weight-complex="bold"/>
    </style:style>
    <style:style style:name="T52" style:family="text">
      <style:text-properties fo:font-size="16pt" fo:font-style="normal" style:font-size-asian="16pt" style:font-style-asian="normal" style:font-size-complex="16pt" style:font-style-complex="normal"/>
    </style:style>
    <style:style style:name="T53" style:family="text">
      <style:text-properties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54" style:family="text">
      <style:text-properties style:font-name="Liberation Mono"/>
    </style:style>
    <style:style style:name="T55" style:family="text">
      <style:text-properties style:font-name="Liberation Mono" fo:font-weight="bold" style:font-weight-asian="bold" style:font-weight-complex="bold"/>
    </style:style>
    <style:style style:name="T56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style:font-name="Liberation Mono" fo:font-style="normal" style:font-style-asian="normal" style:font-style-complex="normal"/>
    </style:style>
    <style:style style:name="T58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Javascript Notes</text:p>
      <text:p text:style-name="P9"><text:span text:style-name="T1"/></text:p>
      <text:p text:style-name="P8"><text:span text:style-name="T1">let </text:span>variables are scoped by block</text:p>
      <text:p text:style-name="P8"/>
      <text:p text:style-name="P6">var <text:span text:style-name="T20">variables are globally or function scoped; vars can be updated and redeclared within its scope.</text:span></text:p>
      <text:p text:style-name="P6"><text:span text:style-name="T20"/></text:p>
      <text:p text:style-name="P6">const <text:span text:style-name="T20">variables</text:span><text:span text:style-name="T28"> are block scoped and cannot be updated or redeclared.</text:span></text:p>
      <text:p text:style-name="P2"><text:span text:style-name="T1"/></text:p>
      <text:p text:style-name="P2"><text:span text:style-name="T1">isNaN(x); </text:span>will return true of Not a Number</text:p>
      <text:p text:style-name="P2">Is of the type <text:span text:style-name="T1">number</text:span></text:p>
      <text:p text:style-name="P5"/>
      <text:p text:style-name="P2"><text:span text:style-name="T1">Infinity</text:span> is the value JS will return if a value is outside the largest range of numbers.</text:p>
      <text:p text:style-name="P2">Division by 0 also returns infinity.</text:p>
      <text:p text:style-name="P3"><text:span text:style-name="T3">Is of the type </text:span><text:span text:style-name="T2">number</text:span></text:p>
      <text:p text:style-name="P5"/>
      <text:p text:style-name="P3"><text:span text:style-name="T2">Hexadecimal </text:span><text:span text:style-name="T6">JavaScript interprets numeric constants as hexadecimal if they are preceded by 0x.</text:span></text:p>
      <text:p text:style-name="P10"/>
      <text:p text:style-name="P1"><text:span text:style-name="T4">toString() </text:span><text:span text:style-name="T6">method to change away from base10 (decimal) numbers. </text:span></text:p>
      <text:p text:style-name="P1"><text:span text:style-name="T6">Hexadecimal is </text:span><text:span text:style-name="Strong_20_Emphasis"><text:span text:style-name="T6">base 16</text:span></text:span><text:span text:style-name="T6">. Decimal is </text:span><text:span text:style-name="Strong_20_Emphasis"><text:span text:style-name="T6">base 10</text:span></text:span><text:span text:style-name="T6">. Octal is </text:span><text:span text:style-name="Strong_20_Emphasis"><text:span text:style-name="T6">base 8</text:span></text:span><text:span text:style-name="T6">. Binary is </text:span><text:span text:style-name="Strong_20_Emphasis"><text:span text:style-name="T6">base 2</text:span></text:span><text:span text:style-name="T6">.</text:span></text:p>
      <text:p text:style-name="P1"><text:span text:style-name="T6"/></text:p>
      <text:p text:style-name="P17">Escape <text:span text:style-name="T20">to escape (make a character recognized as text) a character in a string use </text:span><text:span text:style-name="T31">backslash:</text:span><text:span text:style-name="T22"> </text:span>\</text:p>
      <text:p text:style-name="P1"><text:span text:style-name="T6"/></text:p>
      <text:p text:style-name="P39"><text:span text:style-name="T4">Number()</text:span><text:span text:style-name="T6"> object converts anything passed into it to a number, if it can.</text:span></text:p>
      <text:p text:style-name="P39"><text:span text:style-name="T6"/></text:p>
      <text:p text:style-name="P43"><text:span text:style-name="T4">New:</text:span><text:span text:style-name="T6"> Numbers can be defined as objects using the keyword new, but is not recommended.</text:span></text:p>
      <text:p text:style-name="P13">var y = new Number(123)</text:p>
      <text:p text:style-name="P12"/>
      <text:p text:style-name="P43"><text:span text:style-name="T4">== </text:span><text:span text:style-name="T6">operator</text:span><text:span text:style-name="T4"> </text:span><text:span text:style-name="T6">will return true if a number of type number and object number are compared and equal value.</text:span></text:p>
      <text:p text:style-name="P13">Comparing two objects will always return false.</text:p>
      <text:p text:style-name="P13"/>
      <text:p text:style-name="P43"><text:span text:style-name="T4">=== </text:span><text:span text:style-name="T6">operator will not, because it expects equality in both type and value.</text:span></text:p>
      <text:p text:style-name="P13"/>
      <text:p text:style-name="P43"><text:span text:style-name="T4">Standard arithmetic operators: **</text:span><text:span text:style-name="T6"> to exponentiate</text:span></text:p>
      <text:p text:style-name="P13"/>
      <text:p text:style-name="P43"><text:span text:style-name="T4">Operands</text:span><text:span text:style-name="T6"> What the operator performs on</text:span></text:p>
      <text:p text:style-name="P13"/>
      <text:p text:style-name="P42"><text:span text:style-name="T4">&amp;</text:span><text:span text:style-name="T6"> bitwise and</text:span></text:p>
      <text:p text:style-name="P42"><text:span text:style-name="T4">^ </text:span><text:span text:style-name="T6">bitwise XOR</text:span></text:p>
      <text:p text:style-name="P42"><text:span text:style-name="T4">| </text:span><text:span text:style-name="T6">bitwise or</text:span></text:p>
      <text:p text:style-name="P42"><text:span text:style-name="T4">&amp;&amp; </text:span><text:span text:style-name="T6">logical and</text:span></text:p>
      <text:p text:style-name="P42"><text:span text:style-name="T4">|| </text:span><text:span text:style-name="T6">logical or</text:span></text:p>
      <text:p text:style-name="P42"><text:span text:style-name="T6">? : condition</text:span></text:p>
      <text:p text:style-name="P42"><text:span text:style-name="T6"/></text:p>
      <text:p text:style-name="P39"><text:span text:style-name="T6"/></text:p>
      <text:p text:style-name="P39"><text:span text:style-name="T6"/></text:p>
      <text:p text:style-name="P49">String Methods</text:p>
      <text:p text:style-name="P39"><text:span text:style-name="T6"/></text:p>
      <text:p text:style-name="P39"><text:soft-page-break/><text:span text:style-name="T6">exampleVar</text:span><text:span text:style-name="T4">.length </text:span><text:span text:style-name="T6">returns the length of a string.</text:span></text:p>
      <text:p text:style-name="P39"><text:span text:style-name="T4"/></text:p>
      <text:p text:style-name="P39"><text:span text:style-name="T7">e</text:span><text:span text:style-name="T6">xampleVar.</text:span><text:span text:style-name="T4">indexOf(“example”) <text:s/></text:span><text:span text:style-name="T6">returns the index of the </text:span><text:span text:style-name="T4">first</text:span><text:span text:style-name="T6"> location of the text passed to it inside the variable it was called on</text:span><text:span text:style-name="T7">, returns -1 if not found; can accept a second paramater as the starting index of the search.</text:span></text:p>
      <text:p text:style-name="P39"><text:span text:style-name="T6"/></text:p>
      <text:p text:style-name="P40"><text:span text:style-name="T6">exampleVar.</text:span><text:span text:style-name="T4">lastIndexOf(“example”)</text:span><text:span text:style-name="T6"> returns the index of the last location of the text passed to it, returns -1 if not found; can accept a second paramater as the starting index of the search, starts the search backwards.</text:span></text:p>
      <text:p text:style-name="P40"><text:span text:style-name="T6"/></text:p>
      <text:p text:style-name="P40"><text:span text:style-name="T6">exampleVar.</text:span><text:span text:style-name="T4">search("example") </text:span><text:span text:style-name="T6">searches a string for a specified value and returns the position of the match. Can take "powerful search values (regular expressions)", cannot take a second argument.</text:span></text:p>
      <text:p text:style-name="P40"><text:span text:style-name="T6"/></text:p>
      <text:p text:style-name="P45"><text:span text:style-name="T9">newVar = </text:span><text:span text:style-name="T6">exampleVar.</text:span><text:span text:style-name="T4">slice(13, 17) </text:span><text:span text:style-name="T6">extracts a part of a string and returns the extracted value in a new string. If the parameter is negative, the position is counted from the end of the string. If no second parameter is specified, cuts to the end of the string.</text:span><text:span text:style-name="T11"> Can be used on arrays.</text:span></text:p>
      <text:p text:style-name="P44"><text:span text:style-name="T6"/></text:p>
      <text:p text:style-name="P45"><text:span text:style-name="T9">newVar = </text:span><text:span text:style-name="T6">exampleVar.</text:span><text:span text:style-name="T4">substring(13, 17)</text:span><text:span text:style-name="T6"> similar to slice but cannon accept negative parameters. </text:span></text:p>
      <text:p text:style-name="P44"><text:span text:style-name="T6"/></text:p>
      <text:p text:style-name="P44"><text:span text:style-name="T9">newVar = </text:span><text:span text:style-name="T6">exampleVar.</text:span><text:span text:style-name="T4">substr(13, 6) </text:span><text:span text:style-name="T6">similar to slice; in substr the second parameter specified the length of the part to be extracted. No second parameter extracts the rest of the string.</text:span></text:p>
      <text:p text:style-name="P44"><text:span text:style-name="T6"/></text:p>
      <text:p text:style-name="P44"><text:span text:style-name="T6">exampleVar.</text:span><text:span text:style-name="T4">replace("This", "with ThIs") </text:span><text:span text:style-name="T6">replaces a specified value with another value within a string. <text:s/></text:span><text:span text:style-name="T4">replace()</text:span><text:span text:style-name="T6"> is case sensitive</text:span><text:span text:style-name="T8"> (use /i flag to be case insensitive)</text:span><text:span text:style-name="T6">, and does not change the string it is called on; rather, it returns a new string. By default it only replaces the first match</text:span><text:span text:style-name="T8">, to replace every match use /g flag. ex: exampleVar.replace(/This/g, "with ThIs")</text:span></text:p>
      <text:p text:style-name="P45"><text:span text:style-name="T6"/></text:p>
      <text:p text:style-name="P45"><text:span text:style-name="T9">newVar = </text:span><text:span text:style-name="T6">exampleVar</text:span><text:span text:style-name="T10">.</text:span><text:span text:style-name="T5">toUpperCase() </text:span><text:span text:style-name="T9">converts string to uppercase</text:span></text:p>
      <text:p text:style-name="P45"><text:span text:style-name="T9"/></text:p>
      <text:p text:style-name="P45"><text:span text:style-name="T9">newVar = </text:span><text:span text:style-name="T6">exampleVar.</text:span><text:span text:style-name="T5">toLowerCase()</text:span><text:span text:style-name="T9"> converts string to lowercase</text:span></text:p>
      <text:p text:style-name="P45"><text:span text:style-name="T9"/></text:p>
      <text:p text:style-name="P46"><text:span text:style-name="T4">concat()</text:span><text:span text:style-name="T6"> joins two or more strings, alternative to + operator.</text:span></text:p>
      <text:p text:style-name="P44"><text:span text:style-name="T6"/></text:p>
      <text:p text:style-name="P47"><text:span text:style-name="T4">trim()</text:span><text:span text:style-name="T6"> removes whitespace from both sides of a string.</text:span></text:p>
      <text:p text:style-name="P47"><text:span text:style-name="T6"/></text:p>
      <text:p text:style-name="P14">exampleString.<text:span text:style-name="T1">charAt()</text:span> returns the character at the specified index of a string<text:span text:style-name="T32">. Returns an empty string if no character is found.</text:span></text:p>
      <text:p text:style-name="P14"/>
      <text:p text:style-name="P14">exampleString.c<text:span text:style-name="T1">harCodeAt()</text:span> returns the unicode of the character at the specified index of a string</text:p>
      <text:p text:style-name="P14"/>
      <text:p text:style-name="P14"><text:span text:style-name="T1">exampleString[]</text:span> will return the character at the specified index of the string as well.<text:span text:style-name="T32"> [] is read only, is not supported in IE 7 or earlier, and returns undefined if no character is found.</text:span></text:p>
      <text:p text:style-name="P14"/>
      <text:p text:style-name="P50">Strings as Arrays</text:p>
      <text:p text:style-name="P14"/>
      <text:p text:style-name="P18">split("") <text:span text:style-name="T20">can be used to convert a string to an array. "," will split on commas, " " will split on spaces, and "|" will split on pipe. With no seperator, the returned array will contain the entire string on [0]. With "" as the seperator, will return an array of single characters.</text:span></text:p>
      <text:p text:style-name="P18"><text:soft-page-break/><text:span text:style-name="T20"/></text:p>
      <text:p text:style-name="P19">exStringArray.pop() <text:span text:style-name="T20">removes the last element from an array, and returned the value that was popped out.</text:span></text:p>
      <text:p text:style-name="P19"><text:span text:style-name="T20"/></text:p>
      <text:p text:style-name="P20">.length<text:span text:style-name="T20"> can be used with the syntax of exStringArray[exStringArray.length] = "NewString"; to append an element.</text:span></text:p>
      <text:p text:style-name="P19"><text:span text:style-name="T20"/></text:p>
      <text:p text:style-name="P19"><text:span text:style-name="T20">exStringArray.</text:span>push("NewString") <text:span text:style-name="T20">adds the specified new string to the array at the end, and returns the new array length.</text:span></text:p>
      <text:p text:style-name="P19"><text:span text:style-name="T20"/></text:p>
      <text:p text:style-name="P19"><text:span text:style-name="T20">exString.</text:span>shift() <text:span text:style-name="T20">works similarly to pop(), but acts on the first element of the array and shifts the index of the remaining elements down. Returns the string that was shifted out.</text:span></text:p>
      <text:p text:style-name="P19"><text:span text:style-name="T20"/></text:p>
      <text:p text:style-name="P19"><text:span text:style-name="T20">exString.</text:span>unshift("NewString") <text:span text:style-name="T20">works similarly to push, adds the new element at the beginning of the array and "unshifts" the indexes of other elements. Also returns the new array length</text:span></text:p>
      <text:p text:style-name="P19"><text:span text:style-name="T20"/></text:p>
      <text:p text:style-name="P20">delete<text:span text:style-name="T20"> operator can be used on array elements to change that element to undefined. ex: delete exArray[0] would make the string stored at index 0 undefined. pop()</text:span><text:span text:style-name="T23">, shift(), or splice() should be used instead.</text:span></text:p>
      <text:p text:style-name="P20"><text:span text:style-name="T20"/></text:p>
      <text:p text:style-name="P20"><text:span text:style-name="T20">exArray.s</text:span>plice(arg1, arg2, "NewString", "NewString2") <text:span text:style-name="T20">used to add new items to an array. arg1 is the index at which to add the items, arg2 is the number of elements to be removed</text:span><text:span text:style-name="T23"> (removes starting after the position in arg1)</text:span><text:span text:style-name="T20">. splice() returns an array of the removed elements.</text:span></text:p>
      <text:p text:style-name="P20"><text:span text:style-name="T20"/></text:p>
      <text:p text:style-name="P22">splice()<text:span text:style-name="T20"> can be used to remove elements without leaving undefined "holes" in the array.</text:span></text:p>
      <text:p text:style-name="P20"><text:span text:style-name="T20"/></text:p>
      <text:p text:style-name="P24">concat() <text:span text:style-name="T20">can merge existing arrays into a new array. </text:span><text:span text:style-name="T24">Can accept any number of array arguments. Can also accept values as arguments.</text:span></text:p>
      <text:p text:style-name="P23"><text:span text:style-name="T20"/></text:p>
      <text:p text:style-name="P23"><text:span text:style-name="T20">ex: mergedArray = arrayOne.concat(arrayTwo</text:span><text:span text:style-name="T24">, arrayThree</text:span><text:span text:style-name="T20">);</text:span></text:p>
      <text:p text:style-name="P25"><text:span text:style-name="T20">ex: mergedArray = arrayOne.concat(["str1", "str2", "str3"]);</text:span></text:p>
      <text:p text:style-name="P25"><text:span text:style-name="T20"/></text:p>
      <text:p text:style-name="P25">slice() <text:span text:style-name="T20">same as in string methods, works on arrays.</text:span></text:p>
      <text:p text:style-name="P25"><text:span text:style-name="T20"/></text:p>
      <text:p text:style-name="P21"><text:span text:style-name="T20"/></text:p>
      <text:p text:style-name="P41"><text:span text:style-name="T6"/></text:p>
      <text:p text:style-name="P53"/>
      <text:p text:style-name="P52">The 8 JS data types</text:p>
      <text:list xml:id="list3617152999" text:style-name="L1">
        <text:list-item>
          <text:p text:style-name="P30">Number –<text:span text:style-name="T20"> supports floats and integers, are all stored as floats, supports unique values of infinity -infinity and NaN </text:span></text:p>
        </text:list-item>
        <text:list-item>
          <text:p text:style-name="P30">BigInt <text:span text:style-name="T20">– created by appending n to the end of an integer literal, used to represent integers outside of the normal limit of 2</text:span><text:span text:style-name="T29">53</text:span><text:span text:style-name="T30"> </text:span></text:p>
        </text:list-item>
        <text:list-item>
          <text:p text:style-name="P30">String <text:span text:style-name="T20">– Made with double quotes, single quotes, or backticks. Double and single quotes are functionally the same, quotes made with backticks allow you to embed expressions and variables into a string with the syntax ${…}, ex alert(`Hello, ${name}!`)</text:span></text:p>
        </text:list-item>
        <text:list-item>
          <text:p text:style-name="P30">Boolean <text:span text:style-name="T20">– </text:span><text:span text:style-name="T21">True/False, returned from comparison operators</text:span></text:p>
        </text:list-item>
        <text:list-item>
          <text:p text:style-name="P30">null <text:span text:style-name="T20">– </text:span><text:span text:style-name="T21">a special type/value that in JavaScript just represents “nothing” “empty” or “value unknown”</text:span></text:p>
        </text:list-item>
        <text:list-item>
          <text:p text:style-name="P30"><text:soft-page-break/>undefined <text:span text:style-name="T20">– </text:span><text:span text:style-name="T21">a special type that represents “value is not assigned”</text:span></text:p>
        </text:list-item>
        <text:list-item>
          <text:p text:style-name="P30">object <text:span text:style-name="T20">– </text:span><text:span text:style-name="T21">More complex type that can contain collections of data and more complex entities</text:span></text:p>
        </text:list-item>
        <text:list-item>
          <text:p text:style-name="P30">symbol <text:span text:style-name="T20">– </text:span><text:span text:style-name="T21">Type used to create unique identifiers for objects</text:span></text:p>
        </text:list-item>
      </text:list>
      <text:p text:style-name="P11"/>
      <text:p text:style-name="P16"><text:span text:style-name="T20"/></text:p>
      <text:p text:style-name="P51">Logic and Truthy/Falsey Values</text:p>
      <text:p text:style-name="P51"/>
      <text:p text:style-name="P34"><text:span text:style-name="T20">By default:</text:span></text:p>
      <text:list xml:id="list3503016109" text:style-name="L3">
        <text:list-item>
          <text:p text:style-name="P33">null<text:span text:style-name="T20"> is false</text:span></text:p>
        </text:list-item>
        <text:list-item>
          <text:p text:style-name="P33">undefined <text:span text:style-name="T20">is false</text:span></text:p>
          <text:p text:style-name="P55">if an expression does not return a value, such as alert(), the falsey/truthy returns undefined.</text:p>
        </text:list-item>
        <text:list-item>
          <text:p text:style-name="P33"><text:span text:style-name="T33">Nonzero value</text:span> <text:span text:style-name="T20">is truthy </text:span>0 <text:span text:style-name="T20">is false</text:span></text:p>
        </text:list-item>
        <text:list-item>
          <text:p text:style-name="P36">NaN<text:span text:style-name="T20"> is false</text:span></text:p>
        </text:list-item>
        <text:list-item>
          <text:p text:style-name="P36">Empty strings ""<text:span text:style-name="T20"> are false</text:span></text:p>
        </text:list-item>
        <text:list-item>
          <text:p text:style-name="P33">true<text:span text:style-name="T20"> is truthy</text:span></text:p>
        </text:list-item>
        <text:list-item>
          <text:p text:style-name="P37">Precedence of &amp;&amp; is higher than ||</text:p>
          <text:p text:style-name="P56"><text:span text:style-name="T20">a &amp;&amp; b || c &amp;&amp;d will be evaluated the same as (a &amp;&amp; b) || (c &amp;&amp; d)</text:span></text:p>
        </text:list-item>
      </text:list>
      <text:p text:style-name="P54"/>
      <text:p text:style-name="P31">Truthy <text:span text:style-name="T20">In javascript if </text:span><text:span text:style-name="T25">there are multiple OR || </text:span><text:span text:style-name="T26">operands</text:span><text:span text:style-name="T25">, JS</text:span><text:span text:style-name="T26"> (operating from left to right)</text:span><text:span text:style-name="T25"> first converts the values to boolean and if the </text:span><text:span text:style-name="T26">boolean</text:span><text:span text:style-name="T25"> is true, converts back to the original value of that operand and returns the value</text:span><text:span text:style-name="T26"> -- it does not continue past the first truthy</text:span><text:span text:style-name="T25">. If none are true, returns the </text:span><text:span text:style-name="T26">original </text:span><text:span text:style-name="T25">value of the last operand.</text:span></text:p>
      <text:p text:style-name="P31"><text:span text:style-name="T25"/></text:p>
      <text:p text:style-name="P32"><text:span text:style-name="T20">So, returns the</text:span><text:span text:style-name="T27"> original value of the</text:span><text:span text:style-name="T20"> first true </text:span><text:span text:style-name="T27">operand</text:span><text:span text:style-name="T20">, or returns the </text:span><text:span text:style-name="T27">original value of the </text:span><text:span text:style-name="T20">last operand.</text:span></text:p>
      <text:p text:style-name="P32"><text:span text:style-name="T20"/></text:p>
      <text:p text:style-name="P32"><text:span text:style-name="T20">Because null and undefined v</text:span><text:span text:style-name="T27">alues</text:span><text:span text:style-name="T20"> are false, </text:span>truthy can be used to<text:span text:style-name="T20"> filter past null/undefined variables and </text:span>return the first variable that contains data<text:span text:style-name="T20">.</text:span></text:p>
      <text:p text:style-name="P32"><text:span text:style-name="T20"/></text:p>
      <text:p text:style-name="P35"><text:span text:style-name="T20">Since operands can be expressions, </text:span>short-circuit evaluation<text:span text:style-name="T20"> can be used to assign values like an if statement. ex: false || (x =1) will assign x to be 1. true || (x=1) will leave x undefined.</text:span><text:span text:style-name="T27"> If statements are better used for code readability.</text:span></text:p>
      <text:p text:style-name="P35"><text:span text:style-name="T20"/></text:p>
      <text:p text:style-name="P35"><text:span text:style-name="T20"/></text:p>
      <text:p text:style-name="P26">Falsey <text:span text:style-name="T20">When there are multiple AND &amp;&amp; operands, JS (from left to right) converts the values to boolean and checks each value until finding a false. Upon finding the first false value, converts that value back to the original value and returns it. If all values were true, returns the original value of the last operand.</text:span></text:p>
      <text:p text:style-name="P26"><text:span text:style-name="T20"/></text:p>
      <text:p text:style-name="P27"><text:span text:style-name="T20">This means &amp;&amp; can also be used in place of an if statement, but again is not recommended.</text:span></text:p>
      <text:p text:style-name="P26"><text:span text:style-name="T20"/></text:p>
      <text:p text:style-name="P26"><text:span text:style-name="T20"/></text:p>
      <text:p text:style-name="P58"><text:span text:style-name="T51">Switch Statements</text:span><text:span text:style-name="T13"> </text:span></text:p>
      <text:p text:style-name="P58"><text:span text:style-name="T13"/></text:p>
      <text:p text:style-name="P58"><text:span text:style-name="T49">T</text:span>ake<text:span text:style-name="T49">s</text:span> a single expression/value as an input, and then look through a number of choices until they find one that matches that value, executing the corresponding code that goes along with it.</text:p>
      <text:p text:style-name="P57"><text:span text:style-name="T12">Example:</text:span></text:p>
      <text:p text:style-name="P57"><text:span text:style-name="Source_20_Text"><text:span text:style-name="T1">switch</text:span></text:span><text:span text:style-name="Source_20_Text"> (expression) {</text:span></text:p>
      <text:p text:style-name="Preformatted_20_Text"><text:span text:style-name="Source_20_Text"><text:s text:c="2"/></text:span><text:span text:style-name="Source_20_Text"><text:span text:style-name="T1">case</text:span></text:span><text:span text:style-name="Source_20_Text"> choice1</text:span><text:span text:style-name="Source_20_Text"><text:span text:style-name="T1">:</text:span></text:span></text:p>
      <text:p text:style-name="Preformatted_20_Text"><text:soft-page-break/><text:span text:style-name="Source_20_Text"><text:s text:c="4"/>run this code</text:span></text:p>
      <text:p text:style-name="Preformatted_20_Text"><text:span text:style-name="Source_20_Text"><text:s text:c="4"/></text:span><text:span text:style-name="Source_20_Text"><text:span text:style-name="T1">break;</text:span></text:span></text:p>
      <text:p text:style-name="Preformatted_20_Text"/>
      <text:p text:style-name="Preformatted_20_Text"><text:span text:style-name="Source_20_Text"><text:s text:c="2"/></text:span><text:span text:style-name="Source_20_Text"><text:span text:style-name="T1">case</text:span></text:span><text:span text:style-name="Source_20_Text"> choice2:</text:span></text:p>
      <text:p text:style-name="Preformatted_20_Text"><text:span text:style-name="Source_20_Text"><text:s text:c="4"/>run this code instead</text:span></text:p>
      <text:p text:style-name="Preformatted_20_Text"><text:span text:style-name="Source_20_Text"><text:s text:c="4"/></text:span><text:span text:style-name="Source_20_Text"><text:span text:style-name="T1">break;</text:span></text:span></text:p>
      <text:p text:style-name="Preformatted_20_Text"><text:span text:style-name="Source_20_Text"><text:s text:c="4"/></text:span></text:p>
      <text:p text:style-name="Preformatted_20_Text"><text:span text:style-name="Source_20_Text"><text:s text:c="2"/>// include as many cases as you like</text:span></text:p>
      <text:p text:style-name="Preformatted_20_Text"/>
      <text:p text:style-name="Preformatted_20_Text"><text:span text:style-name="Source_20_Text"><text:s text:c="2"/></text:span><text:span text:style-name="Source_20_Text"><text:span text:style-name="T1">default:</text:span></text:span></text:p>
      <text:p text:style-name="Preformatted_20_Text"><text:span text:style-name="Source_20_Text"><text:s text:c="4"/>actually, just run this code</text:span></text:p>
      <text:p text:style-name="P61"><text:span text:style-name="Source_20_Text">}</text:span></text:p>
      <text:p text:style-name="P59"><text:span text:style-name="Source_20_Text"><text:span text:style-name="T41">The bolded words are keywords in a switch statement. </text:span></text:span><text:span text:style-name="Source_20_Text"><text:span text:style-name="T45">switch </text:span></text:span><text:span text:style-name="Source_20_Text"><text:span text:style-name="T41">begins the statement, followed by the condition to be evaluated. </text:span></text:span><text:span text:style-name="Source_20_Text"><text:span text:style-name="T45">case</text:span></text:span><text:span text:style-name="Source_20_Text"><text:span text:style-name="T41"> is followed by the value to be checked, followed by : then the code to be run if that </text:span></text:span><text:span text:style-name="Source_20_Text"><text:span text:style-name="T45">case</text:span></text:span><text:span text:style-name="Source_20_Text"><text:span text:style-name="T41"> is true. </text:span></text:span><text:span text:style-name="Source_20_Text"><text:span text:style-name="T45">break; </text:span></text:span><text:span text:style-name="Source_20_Text"><text:span text:style-name="T41">signals to stop executing the code block and move on. </text:span></text:span><text:span text:style-name="Source_20_Text"><text:span text:style-name="T45">default</text:span></text:span><text:span text:style-name="Source_20_Text"><text:span text:style-name="T46"> </text:span></text:span><text:span text:style-name="Source_20_Text"><text:span text:style-name="T47">is an optional keyword to set code to run if no other </text:span></text:span><text:span text:style-name="Source_20_Text"><text:span text:style-name="T48">case</text:span></text:span><text:span text:style-name="Source_20_Text"><text:span text:style-name="T47"> is met.</text:span></text:span></text:p>
      <text:p text:style-name="P62"><text:span text:style-name="Source_20_Text"><text:span text:style-name="T42">To evaluate a range of conditions you can set the </text:span></text:span><text:span text:style-name="Source_20_Text"><text:span text:style-name="T43">(expression)</text:span></text:span><text:span text:style-name="Source_20_Text"><text:span text:style-name="T42"> of the switch to </text:span></text:span><text:span text:style-name="Source_20_Text"><text:span text:style-name="T43">true</text:span></text:span><text:span text:style-name="Source_20_Text"><text:span text:style-name="T44">, and then have each condition's </text:span></text:span><text:span text:style-name="Source_20_Text"><text:span text:style-name="T43">choice</text:span></text:span><text:span text:style-name="Source_20_Text"><text:span text:style-name="T44"> evaluate the range. Example:</text:span></text:span></text:p>
      <text:p text:style-name="P62"><text:span text:style-name="Source_20_Text"><text:span text:style-name="T15">// Set the student's grade</text:span></text:span></text:p>
      <text:p text:style-name="Preformatted_20_Text"><text:span text:style-name="Source_20_Text">const grade = 87;</text:span></text:p>
      <text:p text:style-name="Preformatted_20_Text"/>
      <text:p text:style-name="Preformatted_20_Text"><text:span text:style-name="Source_20_Text">switch (true) {</text:span></text:p>
      <text:p text:style-name="Preformatted_20_Text"><text:span text:style-name="Source_20_Text"><text:s text:c="4"/>// If score is 90 or greater</text:span></text:p>
      <text:p text:style-name="Preformatted_20_Text"><text:span text:style-name="Source_20_Text"><text:s text:c="4"/>case grade &gt;= 90:</text:span></text:p>
      <text:p text:style-name="Preformatted_20_Text"><text:span text:style-name="Source_20_Text"><text:s text:c="8"/>console.log("A");</text:span></text:p>
      <text:p text:style-name="Preformatted_20_Text"><text:span text:style-name="Source_20_Text"><text:s text:c="8"/>break;</text:span></text:p>
      <text:p text:style-name="Preformatted_20_Text"><text:span text:style-name="Source_20_Text"><text:s text:c="4"/>// If score is 80 or greater</text:span></text:p>
      <text:p text:style-name="Preformatted_20_Text"><text:span text:style-name="Source_20_Text"><text:s text:c="4"/>case grade &gt;= 80:</text:span></text:p>
      <text:p text:style-name="Preformatted_20_Text"><text:span text:style-name="Source_20_Text"><text:s text:c="8"/>console.log("B");</text:span></text:p>
      <text:p text:style-name="Preformatted_20_Text"><text:span text:style-name="Source_20_Text"><text:s text:c="8"/>break;</text:span></text:p>
      <text:p text:style-name="Preformatted_20_Text"><text:span text:style-name="Source_20_Text"><text:s text:c="4"/>// If score is 70 or greater</text:span></text:p>
      <text:p text:style-name="Preformatted_20_Text"><text:span text:style-name="Source_20_Text"><text:s text:c="4"/>case grade &gt;= 70:</text:span></text:p>
      <text:p text:style-name="Preformatted_20_Text"><text:span text:style-name="Source_20_Text"><text:s text:c="8"/>console.log("C");</text:span></text:p>
      <text:p text:style-name="Preformatted_20_Text"><text:span text:style-name="Source_20_Text"><text:s text:c="8"/>break;</text:span></text:p>
      <text:p text:style-name="Preformatted_20_Text"><text:span text:style-name="Source_20_Text"><text:s text:c="4"/>// If score is 60 or greater</text:span></text:p>
      <text:p text:style-name="Preformatted_20_Text"><text:span text:style-name="Source_20_Text"><text:s text:c="4"/>case grade &gt;= 60:</text:span></text:p>
      <text:p text:style-name="Preformatted_20_Text"><text:span text:style-name="Source_20_Text"><text:s text:c="8"/>console.log("D");</text:span></text:p>
      <text:p text:style-name="Preformatted_20_Text"><text:span text:style-name="Source_20_Text"><text:s text:c="8"/>break;</text:span></text:p>
      <text:p text:style-name="Preformatted_20_Text"><text:span text:style-name="Source_20_Text"><text:s text:c="4"/>// Anything 59 or below is failing</text:span></text:p>
      <text:p text:style-name="Preformatted_20_Text"><text:span text:style-name="Source_20_Text"><text:s text:c="4"/>default:</text:span></text:p>
      <text:p text:style-name="Preformatted_20_Text"><text:span text:style-name="Source_20_Text"><text:s text:c="8"/>console.log("F");</text:span></text:p>
      <text:p text:style-name="P61"><text:span text:style-name="Source_20_Text">}</text:span></text:p>
      <text:p text:style-name="P62"><text:span text:style-name="Source_20_Text"><text:span text:style-name="T44">You can also make the output of multiple cases the same with this example syntax:</text:span></text:span></text:p>
      <text:p text:style-name="P62"><text:span text:style-name="Source_20_Text"><text:span text:style-name="T15">// Get number corresponding to the current month, with 0 being January and 11 being December</text:span></text:span></text:p>
      <text:p text:style-name="Preformatted_20_Text"><text:span text:style-name="Source_20_Text">const month = new Date().getMonth();</text:span></text:p>
      <text:p text:style-name="Preformatted_20_Text"/>
      <text:p text:style-name="Preformatted_20_Text"><text:span text:style-name="Source_20_Text">switch (month) {</text:span></text:p>
      <text:p text:style-name="Preformatted_20_Text"><text:soft-page-break/><text:span text:style-name="Source_20_Text"><text:s text:c="4"/>// January, February, March</text:span></text:p>
      <text:p text:style-name="Preformatted_20_Text"><text:span text:style-name="Source_20_Text"><text:s text:c="4"/>case 0:</text:span></text:p>
      <text:p text:style-name="Preformatted_20_Text"><text:span text:style-name="Source_20_Text"><text:s text:c="4"/>case 1:</text:span></text:p>
      <text:p text:style-name="Preformatted_20_Text"><text:span text:style-name="Source_20_Text"><text:s text:c="4"/>case 2:</text:span></text:p>
      <text:p text:style-name="Preformatted_20_Text"><text:span text:style-name="Source_20_Text"><text:s text:c="8"/>console.log("Winter");</text:span></text:p>
      <text:p text:style-name="Preformatted_20_Text"><text:span text:style-name="Source_20_Text"><text:s text:c="8"/>break;</text:span></text:p>
      <text:p text:style-name="Preformatted_20_Text"><text:span text:style-name="Source_20_Text"><text:s text:c="4"/>// April, May, June</text:span></text:p>
      <text:p text:style-name="Preformatted_20_Text"><text:span text:style-name="Source_20_Text"><text:s text:c="4"/>case 3:</text:span></text:p>
      <text:p text:style-name="Preformatted_20_Text"><text:span text:style-name="Source_20_Text"><text:s text:c="4"/>case 4:</text:span></text:p>
      <text:p text:style-name="Preformatted_20_Text"><text:span text:style-name="Source_20_Text"><text:s text:c="4"/>case 5:</text:span></text:p>
      <text:p text:style-name="Preformatted_20_Text"><text:span text:style-name="Source_20_Text"><text:s text:c="8"/>console.log("Spring");</text:span></text:p>
      <text:p text:style-name="Preformatted_20_Text"><text:span text:style-name="Source_20_Text"><text:s text:c="8"/>break;</text:span></text:p>
      <text:p text:style-name="Preformatted_20_Text"><text:span text:style-name="Source_20_Text"><text:s text:c="4"/>// July, August, September</text:span></text:p>
      <text:p text:style-name="Preformatted_20_Text"><text:span text:style-name="Source_20_Text"><text:s text:c="4"/>case 6:</text:span></text:p>
      <text:p text:style-name="Preformatted_20_Text"><text:span text:style-name="Source_20_Text"><text:s text:c="4"/>case 7:</text:span></text:p>
      <text:p text:style-name="Preformatted_20_Text"><text:span text:style-name="Source_20_Text"><text:s text:c="4"/>case 8:</text:span></text:p>
      <text:p text:style-name="Preformatted_20_Text"><text:span text:style-name="Source_20_Text"><text:s text:c="8"/>console.log("Summer");</text:span></text:p>
      <text:p text:style-name="Preformatted_20_Text"><text:span text:style-name="Source_20_Text"><text:s text:c="8"/>break;</text:span></text:p>
      <text:p text:style-name="Preformatted_20_Text"><text:span text:style-name="Source_20_Text"><text:s text:c="4"/>// October, November, December</text:span></text:p>
      <text:p text:style-name="Preformatted_20_Text"><text:span text:style-name="Source_20_Text"><text:s text:c="4"/>case 9:</text:span></text:p>
      <text:p text:style-name="Preformatted_20_Text"><text:span text:style-name="Source_20_Text"><text:s text:c="4"/>case 10:</text:span></text:p>
      <text:p text:style-name="Preformatted_20_Text"><text:span text:style-name="Source_20_Text"><text:s text:c="4"/>case 11:</text:span></text:p>
      <text:p text:style-name="Preformatted_20_Text"><text:span text:style-name="Source_20_Text"><text:s text:c="8"/>console.log("Autumn");</text:span></text:p>
      <text:p text:style-name="Preformatted_20_Text"><text:span text:style-name="Source_20_Text"><text:s text:c="8"/>break;</text:span></text:p>
      <text:p text:style-name="Preformatted_20_Text"><text:span text:style-name="Source_20_Text"><text:s text:c="4"/>default:</text:span></text:p>
      <text:p text:style-name="Preformatted_20_Text"><text:span text:style-name="Source_20_Text"><text:s text:c="8"/>console.log("Something went wrong.");</text:span></text:p>
      <text:p text:style-name="P61"><text:span text:style-name="Source_20_Text">}</text:span></text:p>
      <text:p text:style-name="P62"><text:span text:style-name="Source_20_Text"><text:span text:style-name="T44"/></text:span></text:p>
      <text:p text:style-name="P15"><text:span text:style-name="T35"/></text:p>
      <text:p text:style-name="P15"><text:span text:style-name="T35"/></text:p>
      <text:p text:style-name="P15"><text:span text:style-name="T35"/></text:p>
      <text:p text:style-name="P28"><text:span text:style-name="T53">Ternary Operator ? :</text:span><text:span text:style-name="T35"> </text:span></text:p>
      <text:p text:style-name="P28"><text:span text:style-name="T39">A</text:span><text:span text:style-name="T36">lso called </text:span><text:span text:style-name="T35">Conditional Operator </text:span><text:span text:style-name="T36">is a shorthand way to do one thing if a value is true, or the other thing if the value is false. </text:span><text:span text:style-name="T37">Basically if/else.</text:span><text:span text:style-name="T38"> Can be sequenced for multiple conditions.</text:span></text:p>
      <text:p text:style-name="P29"><text:span text:style-name="T36">Example:</text:span><text:span text:style-name="T39"> (condition) ? run this code : run this code instead</text:span></text:p>
      <text:p text:style-name="P60"><text:span text:style-name="Source_20_Text"><text:span text:style-name="T36"/></text:span></text:p>
      <text:p text:style-name="P29"><text:span text:style-name="T36"/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19"/></text:span></text:p>
      <text:p text:style-name="P10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22:52:21.917868104</meta:creation-date>
    <meta:editing-duration>P2DT22H58M24S</meta:editing-duration>
    <meta:editing-cycles>19</meta:editing-cycles>
    <meta:generator>LibreOffice/6.0.7.3$Linux_X86_64 LibreOffice_project/00m0$Build-3</meta:generator>
    <dc:date>2020-02-04T23:45:28.112771967</dc:date>
    <meta:document-statistic meta:table-count="0" meta:image-count="0" meta:object-count="0" meta:page-count="6" meta:paragraph-count="157" meta:word-count="1719" meta:character-count="10417" meta:non-whitespace-character-count="8571"/>
  </office:meta>
</office:document-meta>
</file>